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2.76cm" fo:min-width="3.783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135cm" fo:min-width="0.315cm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5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1.182cm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6" style:family="graphic" style:parent-style-name="standard" style:list-style-name="L2">
      <style:graphic-properties draw:stroke="solid" svg:stroke-width="0.081cm" svg:stroke-color="#000000" draw:marker-start="" draw:marker-start-width="0.269cm" draw:marker-start-center="false" draw:marker-end="" draw:marker-end-width="0.269cm" draw:marker-end-center="false" draw:stroke-linejoin="miter" svg:stroke-linecap="butt" draw:fill="none" draw:fill-color="#4472c4" draw:textarea-horizontal-align="justify" draw:textarea-vertical-align="middle" draw:auto-grow-height="false" draw:fit-to-size="false" style:shrink-to-fit="false" fo:min-height="2.204cm" fo:min-width="0.454cm" fo:padding-top="0.148cm" fo:padding-bottom="0.148cm" fo:padding-left="0.273cm" fo:padding-right="0.273cm" fo:wrap-option="wrap" draw:shadow="hidden" draw:shadow-offset-x="0.2cm" draw:shadow-offset-y="0.2cm" draw:shadow-color="#808080" loext:decorative="false"/>
    </style:style>
    <style:style style:name="gr7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2.128cm" fo:min-width="0.628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draw:auto-grow-height="false" fo:min-height="1.573cm" fo:min-width="0.448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9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0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11" style:family="graphic" style:parent-style-name="standard" style:list-style-name="L2">
      <style:graphic-properties draw:stroke="solid" svg:stroke-width="0.018cm" svg:stroke-color="#ffffff" draw:marker-start="" draw:marker-start-width="0.227cm" draw:marker-start-center="false" draw:marker-end="" draw:marker-end-width="0.227cm" draw:marker-end-center="false" draw:fill="solid" draw:fill-color="#81d41a" draw:textarea-horizontal-align="center" draw:textarea-vertical-align="top" draw:auto-grow-height="false" draw:fit-to-size="false" style:shrink-to-fit="false" fo:min-height="1.012cm" fo:min-width="4.903cm" fo:padding-top="0.136cm" fo:padding-bottom="0.136cm" fo:padding-left="0.263cm" fo:padding-right="0.263cm" fo:wrap-option="wrap" draw:shadow="visible" draw:shadow-offset-x="0.071cm" draw:shadow-offset-y="0.071cm" draw:shadow-color="#808080" loext:decorative="false"/>
    </style:style>
    <style:style style:name="gr12" style:family="graphic" style:parent-style-name="standard" style:list-style-name="L2">
      <style:graphic-properties draw:stroke="solid" svg:stroke-width="0.081cm" svg:stroke-color="#000000" draw:marker-start="" draw:marker-start-width="0.269cm" draw:marker-start-center="false" draw:marker-end="" draw:marker-end-width="0.269cm" draw:marker-end-center="false" draw:stroke-linejoin="miter" svg:stroke-linecap="butt" draw:fill="none" draw:fill-color="#4472c4" draw:textarea-horizontal-align="justify" draw:textarea-vertical-align="middle" draw:auto-grow-height="false" draw:fit-to-size="false" style:shrink-to-fit="false" fo:min-height="2.729cm" fo:min-width="0.65cm" fo:padding-top="0.148cm" fo:padding-bottom="0.148cm" fo:padding-left="0.273cm" fo:padding-right="0.273cm" fo:wrap-option="wrap" draw:shadow="hidden" draw:shadow-offset-x="0.2cm" draw:shadow-offset-y="0.2cm" draw:shadow-color="#808080" loext:decorative="false"/>
    </style:style>
    <style:style style:name="gr13" style:family="graphic" style:parent-style-name="standard" style:list-style-name="L2">
      <style:graphic-properties draw:stroke="solid" svg:stroke-width="0.018cm" svg:stroke-color="#ffffff" draw:marker-start="" draw:marker-start-width="0.227cm" draw:marker-start-center="false" draw:marker-end="" draw:marker-end-width="0.227cm" draw:marker-end-center="false" draw:fill="solid" draw:fill-color="#81d41a" draw:textarea-horizontal-align="center" draw:textarea-vertical-align="top" draw:auto-grow-height="false" draw:fit-to-size="false" style:shrink-to-fit="false" fo:min-height="1.012cm" fo:min-width="4.903cm" fo:padding-top="0.136cm" fo:padding-bottom="0.136cm" fo:padding-left="0.263cm" fo:padding-right="0.263cm" fo:wrap-option="wrap" draw:shadow="visible" draw:shadow-offset-x="0.071cm" draw:shadow-offset-y="0.071cm" draw:shadow-color="#808080" loext:decorative="false"/>
    </style:style>
    <style:style style:name="gr14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2.128cm" fo:min-width="0.628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5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draw:auto-grow-height="false" fo:min-height="1.573cm" fo:min-width="0.448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16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7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18" style:family="graphic" style:parent-style-name="standard" style:list-style-name="L2">
      <style:graphic-properties draw:stroke="solid" svg:stroke-width="0.081cm" svg:stroke-color="#000000" draw:marker-start="" draw:marker-start-width="0.269cm" draw:marker-start-center="false" draw:marker-end="" draw:marker-end-width="0.269cm" draw:marker-end-center="false" draw:stroke-linejoin="miter" svg:stroke-linecap="butt" draw:fill="none" draw:fill-color="#4472c4" draw:textarea-horizontal-align="justify" draw:textarea-vertical-align="middle" draw:auto-grow-height="false" draw:fit-to-size="false" style:shrink-to-fit="false" fo:min-height="2.204cm" fo:min-width="0.454cm" fo:padding-top="0.148cm" fo:padding-bottom="0.148cm" fo:padding-left="0.273cm" fo:padding-right="0.273cm" fo:wrap-option="wrap" draw:shadow="hidden" draw:shadow-offset-x="0.2cm" draw:shadow-offset-y="0.2cm" draw:shadow-color="#808080" loext:decorative="false"/>
    </style:style>
    <style:style style:name="gr19" style:family="graphic" style:parent-style-name="standard" style:list-style-name="L2">
      <style:graphic-properties draw:stroke="solid" svg:stroke-width="0.018cm" svg:stroke-color="#ffffff" draw:marker-start="" draw:marker-start-width="0.227cm" draw:marker-start-center="false" draw:marker-end="" draw:marker-end-width="0.227cm" draw:marker-end-center="false" draw:fill="solid" draw:fill-color="#81d41a" draw:textarea-horizontal-align="center" draw:textarea-vertical-align="top" draw:auto-grow-height="false" draw:fit-to-size="false" style:shrink-to-fit="false" fo:min-height="1.012cm" fo:min-width="4.903cm" fo:padding-top="0.136cm" fo:padding-bottom="0.136cm" fo:padding-left="0.263cm" fo:padding-right="0.263cm" fo:wrap-option="wrap" draw:shadow="visible" draw:shadow-offset-x="0.071cm" draw:shadow-offset-y="0.071cm" draw:shadow-color="#808080" loext:decorative="false"/>
    </style:style>
    <style:style style:name="gr20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2.128cm" fo:min-width="0.628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draw:auto-grow-height="false" fo:min-height="1.573cm" fo:min-width="0.448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2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24" style:family="graphic" style:parent-style-name="standard" style:list-style-name="L2">
      <style:graphic-properties draw:stroke="solid" svg:stroke-width="0.081cm" svg:stroke-color="#000000" draw:marker-start="" draw:marker-start-width="0.269cm" draw:marker-start-center="false" draw:marker-end="" draw:marker-end-width="0.269cm" draw:marker-end-center="false" draw:stroke-linejoin="miter" svg:stroke-linecap="butt" draw:fill="none" draw:fill-color="#4472c4" draw:textarea-horizontal-align="justify" draw:textarea-vertical-align="middle" draw:auto-grow-height="false" draw:fit-to-size="false" style:shrink-to-fit="false" fo:min-height="1.079cm" fo:min-width="0.204cm" fo:padding-top="0.148cm" fo:padding-bottom="0.148cm" fo:padding-left="0.273cm" fo:padding-right="0.273cm" fo:wrap-option="wrap" draw:shadow="hidden" draw:shadow-offset-x="0.2cm" draw:shadow-offset-y="0.2cm" draw:shadow-color="#808080" loext:decorative="false"/>
    </style:style>
    <style:style style:name="gr25" style:family="graphic" style:parent-style-name="standard" style:list-style-name="L2">
      <style:graphic-properties draw:stroke="solid" svg:stroke-width="0.081cm" svg:stroke-color="#000000" draw:marker-start="" draw:marker-start-width="0.269cm" draw:marker-start-center="false" draw:marker-end="" draw:marker-end-width="0.269cm" draw:marker-end-center="false" draw:stroke-linejoin="miter" svg:stroke-linecap="butt" draw:fill="none" draw:fill-color="#4472c4" draw:textarea-horizontal-align="justify" draw:textarea-vertical-align="middle" draw:auto-grow-height="false" draw:fit-to-size="false" style:shrink-to-fit="false" fo:min-height="1.337cm" fo:min-width="0.08cm" fo:padding-top="0.148cm" fo:padding-bottom="0.148cm" fo:padding-left="0.273cm" fo:padding-right="0.273cm" fo:wrap-option="wrap" draw:shadow="hidden" draw:shadow-offset-x="0.2cm" draw:shadow-offset-y="0.2cm" draw:shadow-color="#808080" loext:decorative="false"/>
    </style:style>
    <style:style style:name="gr26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1.156cm" fo:min-width="0.156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7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draw:auto-grow-height="false" fo:min-height="0.823cm" fo:min-width="0.048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2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9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30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1.156cm" fo:min-width="0.156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draw:auto-grow-height="false" fo:min-height="0.823cm" fo:min-width="0.048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3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34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1.156cm" fo:min-width="0.156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5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draw:auto-grow-height="false" fo:min-height="0.823cm" fo:min-width="0.048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36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7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38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1.156cm" fo:min-width="0.156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9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draw:auto-grow-height="false" fo:min-height="0.823cm" fo:min-width="0.048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40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4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42" style:family="graphic" style:parent-style-name="standard" style:list-style-name="L2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43" style:family="graphic" style:parent-style-name="standard" style:list-style-name="L2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44" style:family="graphic" style:parent-style-name="standard" style:list-style-name="L2">
      <style:graphic-properties draw:stroke="none" svg:stroke-width="0.035cm" svg:stroke-color="#325490" draw:marker-start="" draw:marker-start-width="0.2cm" draw:marker-start-center="false" draw:marker-end="" draw:marker-end-width="0.2cm" draw:marker-end-center="false" draw:stroke-linejoin="miter" svg:stroke-linecap="butt" draw:fill="solid" draw:fill-color="#bbe33d" draw:textarea-horizontal-align="justify" draw:textarea-vertical-align="middle" draw:auto-grow-height="false" draw:fit-to-size="false" style:shrink-to-fit="false" fo:min-height="2.024cm" fo:min-width="0.597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45" style:family="graphic" style:parent-style-name="standard" style:list-style-name="L2">
      <style:graphic-properties draw:stroke="none" svg:stroke-width="0.035cm" svg:stroke-color="#325490" draw:marker-start="" draw:marker-start-width="0.2cm" draw:marker-start-center="false" draw:marker-end="" draw:marker-end-width="0.2cm" draw:marker-end-center="false" draw:stroke-linejoin="miter" svg:stroke-linecap="butt" draw:fill="solid" draw:fill-color="#bbe33d" draw:textarea-horizontal-align="justify" draw:textarea-vertical-align="middle" draw:auto-grow-height="false" draw:fit-to-size="false" style:shrink-to-fit="false" fo:min-height="2.024cm" fo:min-width="0.597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in-height="1.037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in-height="0.787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in-height="2.5cm" loext:decorative="false"/>
      <style:paragraph-properties style:writing-mode="lr-tb"/>
    </style:style>
    <style:style style:name="gr51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2.128cm" fo:min-width="0.628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5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draw:auto-grow-height="false" fo:min-height="1.573cm" fo:min-width="0.448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5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5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55" style:family="graphic" style:parent-style-name="standard" style:list-style-name="L2">
      <style:graphic-properties draw:stroke="solid" svg:stroke-width="0.081cm" svg:stroke-color="#000000" draw:marker-start="" draw:marker-start-width="0.269cm" draw:marker-start-center="false" draw:marker-end="" draw:marker-end-width="0.269cm" draw:marker-end-center="false" draw:stroke-linejoin="miter" svg:stroke-linecap="butt" draw:fill="none" draw:fill-color="#4472c4" draw:textarea-horizontal-align="justify" draw:textarea-vertical-align="middle" draw:auto-grow-height="false" draw:fit-to-size="false" style:shrink-to-fit="false" fo:min-height="1.739cm" fo:min-width="0.39cm" fo:padding-top="0.148cm" fo:padding-bottom="0.148cm" fo:padding-left="0.273cm" fo:padding-right="0.273cm" fo:wrap-option="wrap" draw:shadow="hidden" draw:shadow-offset-x="0.2cm" draw:shadow-offset-y="0.2cm" draw:shadow-color="#808080" loext:decorative="false"/>
    </style:style>
    <style:style style:name="gr56" style:family="graphic" style:parent-style-name="standard" style:list-style-name="L2">
      <style:graphic-properties draw:stroke="solid" svg:stroke-width="0.081cm" svg:stroke-color="#000000" draw:marker-start="" draw:marker-start-width="0.269cm" draw:marker-start-center="false" draw:marker-end="" draw:marker-end-width="0.269cm" draw:marker-end-center="false" draw:stroke-linejoin="miter" svg:stroke-linecap="butt" draw:fill="none" draw:fill-color="#4472c4" draw:textarea-horizontal-align="justify" draw:textarea-vertical-align="middle" draw:auto-grow-height="false" draw:fit-to-size="false" style:shrink-to-fit="false" fo:min-height="1.135cm" fo:min-width="0.08cm" fo:padding-top="0.148cm" fo:padding-bottom="0.148cm" fo:padding-left="0.273cm" fo:padding-right="0.273cm" fo:wrap-option="wrap" draw:shadow="hidden" draw:shadow-offset-x="0.2cm" draw:shadow-offset-y="0.2cm" draw:shadow-color="#808080" loext:decorative="false"/>
    </style:style>
    <style:style style:name="P1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729fcf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4472c4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81d41a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bbe33d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  <style:text-properties fo:color="#ffffff" loext:opacity="100%"/>
    </style:style>
    <style:style style:name="P9" style:family="paragraph">
      <loext:graphic-properties draw:fill="none" draw:fill-color="#ffffff"/>
      <style:text-properties fo:color="#000000" loext:opacity="100%"/>
    </style:style>
    <style:style style:name="T1" style:family="text">
      <style:text-properties fo:color="#ffffff" loext:opacity="100%"/>
    </style:style>
    <style:style style:name="T2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/>
      <draw:page draw:name="page2" draw:style-name="dp1" draw:master-page-name="Standard">
        <draw:g draw:name="video-display" draw:style-name="gr1">
          <draw:custom-shape draw:style-name="gr2" draw:text-style-name="P1" draw:layer="layout" svg:width="4.335cm" svg:height="3.062cm" svg:x="13cm" svg:y="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3" draw:text-style-name="P2" draw:layer="layout" svg:width="3.468cm" svg:height="2.186cm" svg:x="13.434cm" svg:y="1.937cm">
            <text:p/>
          </draw:rect>
          <draw:custom-shape draw:style-name="gr4" draw:text-style-name="P1" draw:layer="layout" svg:width="0.867cm" svg:height="0.437cm" svg:x="14.734cm" svg:y="4.56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734cm" svg:height="0.001cm" svg:x="14.301cm" svg:y="4.9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name="down-arrow" draw:style-name="gr6" draw:text-style-name="P3" draw:layer="layout" svg:width="2cm" svg:height="3cm" svg:x="13.5cm" svg:y="5.25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range-y-maximum="?f1" draw:handle-position="0 ?f5" draw:handle-range-y-minimum="0"/>
          </draw:enhanced-geometry>
        </draw:custom-shape>
        <draw:g draw:name="smart-phone" draw:style-name="gr1">
          <draw:custom-shape draw:style-name="gr7" draw:text-style-name="P1" draw:layer="layout" svg:width="1.25cm" svg:height="2.5cm" svg:x="21cm" svg:y="6.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2087.3042319226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2" draw:layer="layout" svg:width="1cm" svg:height="1.875cm" svg:x="21.125cm" svg:y="6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4" draw:layer="layout" svg:x1="21.375cm" svg:y1="6.625cm" svg:x2="21.875cm" svg:y2="6.625cm">
            <text:p/>
          </draw:line>
          <draw:custom-shape draw:style-name="gr10" draw:text-style-name="P2" draw:layer="layout" svg:width="0.25cm" svg:height="0.25cm" svg:x="21.5cm" svg:y="8.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name="Arrow-Sketch-3" draw:style-name="gr11" draw:text-style-name="P5" draw:layer="layout" svg:width="4.999cm" svg:height="1.499cm" draw:transform="rotate (-1.5707963267949) translate (16.25cm 6.00043759093872cm)" svg:viewBox="0 0 5000 1500" svg:d="M15 1153c139-285 234-607 289-936 17-101 111-178 184-207 55-21 138-15 121 86-38 228-100 457-172 671 17-14 28-28 45-35 261-171 550-272 833-358 422-135 845-229 1278-286 439-64 895-78 1339-7 356 57 739 179 1028 480 6 0 11 6 16 13 106 115-172 393-260 294-267-294-623-408-967-465-417-79-845-57-1267-8-406 50-812 144-1206 265-161 50-316 107-472 171-139 57-200 79-306 151-16 7-44 21-71 29 177 50 355 114 527 185 72 28-16 179-44 207-56 64-139 122-217 86-205-86-423-151-639-200-56-15-67-79-39-136z">
          <text:p/>
        </draw:path>
        <draw:custom-shape draw:name="down-arrow 1" draw:style-name="gr12" draw:text-style-name="P3" draw:layer="layout" svg:width="2.392cm" svg:height="3.623cm" draw:transform="rotate (0.959931088596881) translate (16.91cm 5.672cm)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range-y-maximum="?f1" draw:handle-position="0 ?f5" draw:handle-range-y-minimum="0"/>
          </draw:enhanced-geometry>
        </draw:custom-shape>
        <draw:path draw:name="Arrow-Sketch- 1" draw:style-name="gr13" draw:text-style-name="P5" draw:layer="layout" svg:width="4.999cm" svg:height="1.499cm" draw:transform="rotate (-0.506145483078356) translate (18.3494406729949cm 2.50722331732644cm)" svg:viewBox="0 0 5000 1500" svg:d="M15 1153c139-285 234-607 289-936 17-101 111-178 184-207 55-21 138-15 121 86-38 228-100 457-172 671 17-14 28-28 45-35 261-171 550-272 833-358 422-135 845-229 1278-286 439-64 895-78 1339-7 356 57 739 179 1028 480 6 0 11 6 16 13 106 115-172 393-260 294-267-294-623-408-967-465-417-79-845-57-1267-8-406 50-812 144-1206 265-161 50-316 107-472 171-139 57-200 79-306 151-16 7-44 21-71 29 177 50 355 114 527 185 72 28-16 179-44 207-56 64-139 122-217 86-205-86-423-151-639-200-56-15-67-79-39-136z">
          <text:p/>
        </draw:path>
        <draw:g draw:name="smart-phone 1" draw:style-name="gr1">
          <draw:custom-shape draw:style-name="gr14" draw:text-style-name="P1" draw:layer="layout" svg:width="1.25cm" svg:height="2.5cm" svg:x="14cm" svg:y="8.5cm">
            <text:p/>
            <draw:enhanced-geometry svg:viewBox="0 0 21600 21600" draw:path-stretchpoint-x="10800" draw:path-stretchpoint-y="10800" draw:text-areas="?f3 ?f4 ?f5 ?f6" draw:type="round-rectangle" draw:modifiers="2087.3042319226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2" draw:layer="layout" svg:width="1cm" svg:height="1.875cm" svg:x="14.125cm" svg:y="8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6" draw:text-style-name="P4" draw:layer="layout" svg:x1="14.375cm" svg:y1="8.625cm" svg:x2="14.875cm" svg:y2="8.625cm">
            <text:p/>
          </draw:line>
          <draw:custom-shape draw:style-name="gr17" draw:text-style-name="P2" draw:layer="layout" svg:width="0.25cm" svg:height="0.25cm" svg:x="14.5cm" svg:y="10.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down-arrow 2" draw:style-name="gr18" draw:text-style-name="P3" draw:layer="layout" svg:width="2cm" svg:height="3cm" draw:transform="rotate (-1.06465084371654) translate (12.28cm 3.75cm)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range-y-maximum="?f1" draw:handle-position="0 ?f5" draw:handle-range-y-minimum="0"/>
          </draw:enhanced-geometry>
        </draw:custom-shape>
        <draw:path draw:name="Arrow-Sketch- 2" draw:style-name="gr19" draw:text-style-name="P5" draw:layer="layout" svg:width="4.999cm" svg:height="1.499cm" draw:transform="rotate (-2.3387411976724) translate (14.0722681023683cm 5.61769525753681cm)" svg:viewBox="0 0 5000 1500" svg:d="M15 1153c139-285 234-607 289-936 17-101 111-178 184-207 55-21 138-15 121 86-38 228-100 457-172 671 17-14 28-28 45-35 261-171 550-272 833-358 422-135 845-229 1278-286 439-64 895-78 1339-7 356 57 739 179 1028 480 6 0 11 6 16 13 106 115-172 393-260 294-267-294-623-408-967-465-417-79-845-57-1267-8-406 50-812 144-1206 265-161 50-316 107-472 171-139 57-200 79-306 151-16 7-44 21-71 29 177 50 355 114 527 185 72 28-16 179-44 207-56 64-139 122-217 86-205-86-423-151-639-200-56-15-67-79-39-136z">
          <text:p/>
        </draw:path>
        <draw:g draw:name="smart-phone 2" draw:style-name="gr1">
          <draw:custom-shape draw:style-name="gr20" draw:text-style-name="P1" draw:layer="layout" svg:width="1.25cm" svg:height="2.5cm" svg:x="8.25cm" svg:y="6.2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2087.3042319226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2" draw:layer="layout" svg:width="1cm" svg:height="1.875cm" svg:x="8.375cm" svg:y="6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2" draw:text-style-name="P4" draw:layer="layout" svg:x1="8.625cm" svg:y1="6.375cm" svg:x2="9.125cm" svg:y2="6.375cm">
            <text:p/>
          </draw:line>
          <draw:custom-shape draw:style-name="gr23" draw:text-style-name="P2" draw:layer="layout" svg:width="0.25cm" svg:height="0.25cm" svg:x="8.75cm" svg:y="8.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down-arrow 4" draw:style-name="gr24" draw:text-style-name="P3" draw:layer="layout" svg:width="1.5cm" svg:height="1.75cm" svg:x="20.75cm" svg:y="9.25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range-y-maximum="?f1" draw:handle-position="0 ?f5" draw:handle-range-y-minimum="0"/>
          </draw:enhanced-geometry>
        </draw:custom-shape>
        <draw:custom-shape draw:name="down-arrow 6" draw:style-name="gr25" draw:text-style-name="P3" draw:layer="layout" svg:width="1.25cm" svg:height="1.952cm" svg:x="17.5cm" svg:y="10.75cm">
          <text:p/>
          <draw:enhanced-geometry draw:mirror-horizontal="false" draw:mirror-vertical="false" svg:viewBox="0 0 0 0" draw:text-areas="?f8 0 ?f9 ?f12" draw:type="ooxml-downArrow" draw:modifiers="50000 51157.5124829778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range-y-maximum="?f1" draw:handle-position="0 ?f5" draw:handle-range-y-minimum="0"/>
          </draw:enhanced-geometry>
        </draw:custom-shape>
        <draw:g draw:name="smart-phone 3" draw:style-name="gr1">
          <draw:custom-shape draw:style-name="gr26" draw:text-style-name="P1" draw:layer="layout" svg:width="0.75cm" svg:height="1.5cm" svg:x="17.75cm" svg:y="13.5cm">
            <text:p/>
            <draw:enhanced-geometry svg:viewBox="0 0 21600 21600" draw:path-stretchpoint-x="10800" draw:path-stretchpoint-y="10800" draw:text-areas="?f3 ?f4 ?f5 ?f6" draw:type="round-rectangle" draw:modifiers="2087.3042319226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2" draw:layer="layout" svg:width="0.6cm" svg:height="1.125cm" svg:x="17.825cm" svg:y="13.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8" draw:text-style-name="P4" draw:layer="layout" svg:x1="17.975cm" svg:y1="13.575cm" svg:x2="18.275cm" svg:y2="13.575cm">
            <text:p/>
          </draw:line>
          <draw:custom-shape draw:style-name="gr29" draw:text-style-name="P2" draw:layer="layout" svg:width="0.15cm" svg:height="0.15cm" svg:x="18.05cm" svg:y="14.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smart-phone 4" draw:style-name="gr1">
          <draw:custom-shape draw:style-name="gr30" draw:text-style-name="P1" draw:layer="layout" svg:width="0.75cm" svg:height="1.5cm" svg:x="12.75cm" svg:y="12.75cm">
            <text:p/>
            <draw:enhanced-geometry svg:viewBox="0 0 21600 21600" draw:path-stretchpoint-x="10800" draw:path-stretchpoint-y="10800" draw:text-areas="?f3 ?f4 ?f5 ?f6" draw:type="round-rectangle" draw:modifiers="2087.3042319226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2" draw:layer="layout" svg:width="0.6cm" svg:height="1.125cm" svg:x="12.825cm" svg:y="12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2" draw:text-style-name="P4" draw:layer="layout" svg:x1="12.975cm" svg:y1="12.825cm" svg:x2="13.275cm" svg:y2="12.825cm">
            <text:p/>
          </draw:line>
          <draw:custom-shape draw:style-name="gr33" draw:text-style-name="P2" draw:layer="layout" svg:width="0.15cm" svg:height="0.15cm" svg:x="13.05cm" svg:y="14.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smart-phone 5" draw:style-name="gr1">
          <draw:custom-shape draw:style-name="gr34" draw:text-style-name="P1" draw:layer="layout" svg:width="0.75cm" svg:height="1.5cm" svg:x="21.25cm" svg:y="11.25cm">
            <text:p/>
            <draw:enhanced-geometry svg:viewBox="0 0 21600 21600" draw:path-stretchpoint-x="10800" draw:path-stretchpoint-y="10800" draw:text-areas="?f3 ?f4 ?f5 ?f6" draw:type="round-rectangle" draw:modifiers="2087.3042319226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5" draw:text-style-name="P2" draw:layer="layout" svg:width="0.6cm" svg:height="1.125cm" svg:x="21.325cm" svg:y="11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6" draw:text-style-name="P4" draw:layer="layout" svg:x1="21.475cm" svg:y1="11.325cm" svg:x2="21.775cm" svg:y2="11.325cm">
            <text:p/>
          </draw:line>
          <draw:custom-shape draw:style-name="gr37" draw:text-style-name="P2" draw:layer="layout" svg:width="0.15cm" svg:height="0.15cm" svg:x="21.55cm" svg:y="12.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smart-phone 6" draw:style-name="gr1">
          <draw:custom-shape draw:style-name="gr38" draw:text-style-name="P1" draw:layer="layout" svg:width="0.75cm" svg:height="1.5cm" svg:x="17.75cm" svg:y="17.75cm">
            <text:p/>
            <draw:enhanced-geometry svg:viewBox="0 0 21600 21600" draw:path-stretchpoint-x="10800" draw:path-stretchpoint-y="10800" draw:text-areas="?f3 ?f4 ?f5 ?f6" draw:type="round-rectangle" draw:modifiers="2087.3042319226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9" draw:text-style-name="P2" draw:layer="layout" svg:width="0.6cm" svg:height="1.125cm" svg:x="17.825cm" svg:y="1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0" draw:text-style-name="P4" draw:layer="layout" svg:x1="17.975cm" svg:y1="17.825cm" svg:x2="18.275cm" svg:y2="17.825cm">
            <text:p/>
          </draw:line>
          <draw:custom-shape draw:style-name="gr41" draw:text-style-name="P2" draw:layer="layout" svg:width="0.15cm" svg:height="0.15cm" svg:x="18.05cm" svg:y="19.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name="pen-curved-arrow" draw:style-name="gr42" draw:text-style-name="P6" draw:layer="layout" svg:width="12.249cm" svg:height="8.75cm" draw:transform="rotate (1.5707963267949) translate (3.25cm 14.5cm)" svg:viewBox="0 0 12250 8751" svg:d="M8504 5699c-25-46-425-851-433-864-4-13 1990 2104 2476 2564 145-2730-433-4207-414-4185 51 77 567 612 910 3469 21-85 695-2909 699-2920 16 33 508 1024 508 1035 0 13-988 3948-994 3953-317-412-2703-2943-2752-3052zM0 7324c4-52 90-2649 241-3408 314-2146 1548-4163 4610-3891 4392 494 5317 3239 5286 3193-294-459-1472-1417-3773-2143-5255-1322-5629 2349-5856 4816-28 401 13 2453 11 2455s-433-851-519-1022z">
          <text:p/>
        </draw:path>
        <draw:path draw:name="pen-curved-arrow 1" draw:style-name="gr43" draw:text-style-name="P6" draw:layer="layout" svg:width="8.249cm" svg:height="3.999cm" draw:transform="rotate (-1.5707963267949) translate (26.5cm 3.5cm)" svg:viewBox="0 0 8250 4000" svg:d="M2523 2605c17-21 286-389 292-395 2-6-1341 962-1668 1172-98-1248 291-1923 279-1913-34 35-382 280-613 1586-14-39-468-1330-471-1335-11 15-342 468-342 473 0 6 666 1805 670 1807 213-188 1820-1345 1853-1395zM8250 3348c-3-24-60-1211-162-1558-212-981-1042-1903-3105-1779-2958 226-3580 1481-3560 1460 198-210 992-648 2541-980 3539-604 3791 1074 3944 2202 19 183-9 1121-7 1122 1 1 291-389 349-467z">
          <text:p/>
        </draw:path>
        <draw:custom-shape draw:name="curved-up-arrow" draw:style-name="gr44" draw:text-style-name="P7" draw:layer="layout" svg:width="1.096cm" svg:height="2.273cm" svg:x="11.654cm" svg:y="10.5cm">
          <text:p/>
          <draw:enhanced-geometry draw:mirror-horizontal="false" draw:mirror-vertical="false" svg:viewBox="0 0 0 0" draw:text-areas="0 0 ?f44 ?f45" draw:type="ooxml-curvedUpArrow" draw:modifiers="25000 50000 25000" draw:enhanced-path="M ?f31 0 L ?f29 ?f32 ?f25 ?f32 L ?f8 ?f46 Z S N M ?f49 ?f50 L ?f8 ?f46 Z  S N M ?f8 ?f46 L ?f8 ?f46 ?f55 ?f56 ?f28 ?f32 ?f31 0 L ?f8 ?f46 L ?f8 ?f46 F N" drawooo:enhanced-path="M ?f31 0 L ?f29 ?f32 ?f25 ?f32 G ?f8 ?f46 ?f47 ?f48 ?f8 ?f46 ?f49 ?f50 L ?f28 ?f32 Z S N M ?f8 ?f45 G ?f8 ?f46 ?f51 ?f52 L ?f4 0 G ?f8 ?f46 ?f53 ?f54 Z I S N M ?f36 ?f35 G ?f8 ?f46 ?f55 ?f56 L ?f28 ?f32 ?f31 0 ?f29 ?f32 ?f25 ?f32 G ?f8 ?f46 ?f57 ?f58 L ?f8 ?f45 G ?f8 ?f46 ?f59 ?f60 L ?f4 0 G ?f8 ?f46 ?f61 ?f62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0+0-?f39 "/>
            <draw:equation draw:name="f41" draw:formula="5400000+0-?f33 "/>
            <draw:equation draw:name="f42" draw:formula="?f33 +?f38 -0"/>
            <draw:equation draw:name="f43" draw:formula="5400000+0-?f38 "/>
            <draw:equation draw:name="f44" draw:formula="logwidth"/>
            <draw:equation draw:name="f45" draw:formula="logheight"/>
            <draw:equation draw:name="f46" draw:formula="logheight"/>
            <draw:equation draw:name="f47" draw:formula="(?f41 )/60000.0"/>
            <draw:equation draw:name="f48" draw:formula="(?f42 )/60000.0"/>
            <draw:equation draw:name="f49" draw:formula="(?f43 )/60000.0"/>
            <draw:equation draw:name="f50" draw:formula="(?f39 )/60000.0"/>
            <draw:equation draw:name="f51" draw:formula="(5400000)/60000.0"/>
            <draw:equation draw:name="f52" draw:formula="(5400000)/60000.0"/>
            <draw:equation draw:name="f53" draw:formula="(10800000)/60000.0"/>
            <draw:equation draw:name="f54" draw:formula="(-5400000)/60000.0"/>
            <draw:equation draw:name="f55" draw:formula="(?f43 )/60000.0"/>
            <draw:equation draw:name="f56" draw:formula="(?f39 )/60000.0"/>
            <draw:equation draw:name="f57" draw:formula="(?f41 )/60000.0"/>
            <draw:equation draw:name="f58" draw:formula="(?f33 )/60000.0"/>
            <draw:equation draw:name="f59" draw:formula="(5400000)/60000.0"/>
            <draw:equation draw:name="f60" draw:formula="(5400000)/60000.0"/>
            <draw:equation draw:name="f61" draw:formula="(10800000)/60000.0"/>
            <draw:equation draw:name="f62" draw:formula="(-5400000)/60000.0"/>
            <draw:handle draw:handle-position="?f25 ?f32" draw:handle-range-x-maximum="?f2" draw:handle-range-x-minimum="0"/>
            <draw:handle draw:handle-position="?f28 0" draw:handle-range-x-maximum="?f1" draw:handle-range-x-minimum="0"/>
            <draw:handle draw:handle-range-y-maximum="?f15" draw:handle-position="?f44 ?f32" draw:handle-range-y-minimum="0"/>
          </draw:enhanced-geometry>
        </draw:custom-shape>
        <draw:custom-shape draw:name="curved-up-arrow 2" draw:style-name="gr45" draw:text-style-name="P7" draw:layer="layout" svg:width="1.096cm" svg:height="2.273cm" svg:x="19.404cm" svg:y="10.5cm">
          <text:p/>
          <draw:enhanced-geometry draw:mirror-horizontal="false" draw:mirror-vertical="false" svg:viewBox="0 0 0 0" draw:text-areas="0 0 ?f44 ?f45" draw:type="ooxml-curvedUpArrow" draw:modifiers="25000 50000 25000" draw:enhanced-path="M ?f31 0 L ?f29 ?f32 ?f25 ?f32 L ?f8 ?f46 Z S N M ?f49 ?f50 L ?f8 ?f46 Z  S N M ?f8 ?f46 L ?f8 ?f46 ?f55 ?f56 ?f28 ?f32 ?f31 0 L ?f8 ?f46 L ?f8 ?f46 F N" drawooo:enhanced-path="M ?f31 0 L ?f29 ?f32 ?f25 ?f32 G ?f8 ?f46 ?f47 ?f48 ?f8 ?f46 ?f49 ?f50 L ?f28 ?f32 Z S N M ?f8 ?f45 G ?f8 ?f46 ?f51 ?f52 L ?f4 0 G ?f8 ?f46 ?f53 ?f54 Z I S N M ?f36 ?f35 G ?f8 ?f46 ?f55 ?f56 L ?f28 ?f32 ?f31 0 ?f29 ?f32 ?f25 ?f32 G ?f8 ?f46 ?f57 ?f58 L ?f8 ?f45 G ?f8 ?f46 ?f59 ?f60 L ?f4 0 G ?f8 ?f46 ?f61 ?f62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0+0-?f39 "/>
            <draw:equation draw:name="f41" draw:formula="5400000+0-?f33 "/>
            <draw:equation draw:name="f42" draw:formula="?f33 +?f38 -0"/>
            <draw:equation draw:name="f43" draw:formula="5400000+0-?f38 "/>
            <draw:equation draw:name="f44" draw:formula="logwidth"/>
            <draw:equation draw:name="f45" draw:formula="logheight"/>
            <draw:equation draw:name="f46" draw:formula="logheight"/>
            <draw:equation draw:name="f47" draw:formula="(?f41 )/60000.0"/>
            <draw:equation draw:name="f48" draw:formula="(?f42 )/60000.0"/>
            <draw:equation draw:name="f49" draw:formula="(?f43 )/60000.0"/>
            <draw:equation draw:name="f50" draw:formula="(?f39 )/60000.0"/>
            <draw:equation draw:name="f51" draw:formula="(5400000)/60000.0"/>
            <draw:equation draw:name="f52" draw:formula="(5400000)/60000.0"/>
            <draw:equation draw:name="f53" draw:formula="(10800000)/60000.0"/>
            <draw:equation draw:name="f54" draw:formula="(-5400000)/60000.0"/>
            <draw:equation draw:name="f55" draw:formula="(?f43 )/60000.0"/>
            <draw:equation draw:name="f56" draw:formula="(?f39 )/60000.0"/>
            <draw:equation draw:name="f57" draw:formula="(?f41 )/60000.0"/>
            <draw:equation draw:name="f58" draw:formula="(?f33 )/60000.0"/>
            <draw:equation draw:name="f59" draw:formula="(5400000)/60000.0"/>
            <draw:equation draw:name="f60" draw:formula="(5400000)/60000.0"/>
            <draw:equation draw:name="f61" draw:formula="(10800000)/60000.0"/>
            <draw:equation draw:name="f62" draw:formula="(-5400000)/60000.0"/>
            <draw:handle draw:handle-position="?f25 ?f32" draw:handle-range-x-maximum="?f2" draw:handle-range-x-minimum="0"/>
            <draw:handle draw:handle-position="?f28 0" draw:handle-range-x-maximum="?f1" draw:handle-range-x-minimum="0"/>
            <draw:handle draw:handle-range-y-maximum="?f15" draw:handle-position="?f44 ?f32" draw:handle-range-y-minimum="0"/>
          </draw:enhanced-geometry>
        </draw:custom-shape>
        <draw:frame draw:style-name="gr46" draw:text-style-name="P8" draw:layer="layout" svg:width="3.75cm" svg:height="1.287cm" svg:x="13.5cm" svg:y="2.25cm">
          <draw:text-box>
            <text:p><text:span text:style-name="T1">Hauptseite</text:span></text:p>
          </draw:text-box>
        </draw:frame>
        <draw:frame draw:style-name="gr47" draw:text-style-name="P9" draw:layer="layout" svg:width="3.25cm" svg:height="1.037cm" svg:x="22.25cm" svg:y="7.713cm">
          <draw:text-box>
            <text:p><text:span text:style-name="T2">Aktien</text:span></text:p>
          </draw:text-box>
        </draw:frame>
        <draw:frame draw:style-name="gr48" draw:text-style-name="P9" draw:layer="layout" svg:width="3.25cm" svg:height="1.673cm" svg:x="11.5cm" svg:y="9.077cm">
          <draw:text-box>
            <text:p><text:span text:style-name="T2">Brooker/Banken</text:span></text:p>
          </draw:text-box>
        </draw:frame>
        <draw:frame draw:style-name="gr49" draw:text-style-name="P9" draw:layer="layout" svg:width="5.75cm" svg:height="2.384cm" svg:x="18.75cm" svg:y="8.5cm">
          <draw:text-box>
            <text:p><text:span text:style-name="T2">Wallet</text:span></text:p>
          </draw:text-box>
        </draw:frame>
        <draw:frame draw:style-name="gr48" draw:text-style-name="P9" draw:layer="layout" svg:width="2.75cm" svg:height="1.673cm" svg:x="5.5cm" svg:y="7cm">
          <draw:text-box>
            <text:p><text:span text:style-name="T2">Börsen</text:span></text:p>
            <text:p><text:span text:style-name="T2"/></text:p>
          </draw:text-box>
        </draw:frame>
        <draw:frame draw:style-name="gr50" draw:text-style-name="P9" draw:layer="layout" svg:width="4.75cm" svg:height="2.75cm" svg:x="17.5cm" svg:y="1.5cm">
          <draw:text-box>
            <text:p><text:span text:style-name="T2">Mit Gliederung</text:span></text:p>
            <text:p><text:span text:style-name="T2"/></text:p>
          </draw:text-box>
        </draw:frame>
        <draw:g draw:name="smart-phone 7" draw:style-name="gr1">
          <draw:custom-shape draw:style-name="gr51" draw:text-style-name="P1" draw:layer="layout" svg:width="1.25cm" svg:height="2.5cm" svg:x="17.5cm" svg:y="7.5cm">
            <text:p/>
            <draw:enhanced-geometry svg:viewBox="0 0 21600 21600" draw:path-stretchpoint-x="10800" draw:path-stretchpoint-y="10800" draw:text-areas="?f3 ?f4 ?f5 ?f6" draw:type="round-rectangle" draw:modifiers="2087.3042319226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2" draw:text-style-name="P2" draw:layer="layout" svg:width="1cm" svg:height="1.875cm" svg:x="17.625cm" svg:y="7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3" draw:text-style-name="P4" draw:layer="layout" svg:x1="17.875cm" svg:y1="7.625cm" svg:x2="18.375cm" svg:y2="7.625cm">
            <text:p/>
          </draw:line>
          <draw:custom-shape draw:style-name="gr54" draw:text-style-name="P2" draw:layer="layout" svg:width="0.25cm" svg:height="0.25cm" svg:x="18cm" svg:y="9.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down-arrow 3" draw:style-name="gr55" draw:text-style-name="P3" draw:layer="layout" svg:width="1.871cm" svg:height="2.502cm" draw:transform="rotate (0.959931088596881) translate (15.25cm 6.565cm)">
          <text:p/>
          <draw:enhanced-geometry draw:mirror-horizontal="false" draw:mirror-vertical="false" svg:viewBox="0 0 0 0" draw:text-areas="?f8 0 ?f9 ?f12" draw:type="ooxml-downArrow" draw:modifiers="50000 66933.7606837607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range-y-maximum="?f1" draw:handle-position="0 ?f5" draw:handle-range-y-minimum="0"/>
          </draw:enhanced-geometry>
        </draw:custom-shape>
        <draw:custom-shape draw:name="down-arrow 5" draw:style-name="gr56" draw:text-style-name="P3" draw:layer="layout" svg:width="1.25cm" svg:height="1.75cm" svg:x="17.5cm" svg:y="15.5cm">
          <text:p/>
          <draw:enhanced-geometry draw:mirror-horizontal="false" draw:mirror-vertical="false" svg:viewBox="0 0 0 0" draw:text-areas="?f8 0 ?f9 ?f12" draw:type="ooxml-downArrow" draw:modifiers="50000 51157.5124829778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range-y-maximum="?f1" draw:handle-position="0 ?f5" draw:handle-range-y-minimum="0"/>
          </draw:enhanced-geometry>
        </draw:custom-shape>
        <draw:frame draw:style-name="gr49" draw:text-style-name="P9" draw:layer="layout" svg:width="5.75cm" svg:height="2.384cm" svg:x="18.75cm" svg:y="13.866cm">
          <draw:text-box>
            <text:p><text:span text:style-name="T2">Login</text:span></text:p>
          </draw:text-box>
        </draw:frame>
        <draw:frame draw:style-name="gr49" draw:text-style-name="P9" draw:layer="layout" svg:width="5.75cm" svg:height="2.384cm" svg:x="18.75cm" svg:y="8.5cm">
          <draw:text-box>
            <text:p><text:span text:style-name="T2">Wallet</text:span></text:p>
          </draw:text-box>
        </draw:frame>
        <draw:frame draw:style-name="gr49" draw:text-style-name="P9" draw:layer="layout" svg:width="5.75cm" svg:height="2.384cm" svg:x="18.75cm" svg:y="18cm">
          <draw:text-box>
            <text:p><text:span text:style-name="T2">Erfolgreicher Logi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3-14T08:18:16.336000000</meta:creation-date>
    <dc:date>2025-04-10T14:38:50.090000000</dc:date>
    <meta:editing-duration>PT45M43S</meta:editing-duration>
    <meta:editing-cycles>2</meta:editing-cycles>
    <meta:generator>LibreOffice/24.2.4.2$Windows_X86_64 LibreOffice_project/51a6219feb6075d9a4c46691dcfe0cd9c4fff3c2</meta:generator>
    <meta:document-statistic meta:object-count="68"/>
  </office:meta>
</office:document-meta>
</file>